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47cm" fo:min-width="17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1.25cm" fo:min-width="16.1cm"/>
      <style:paragraph-properties style:writing-mode="lr-tb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4.854cm" fo:min-width="15.47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37cm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 fo:min-height="1.754cm" fo:min-width="15.478cm"/>
      <style:paragraph-properties style:writing-mode="lr-tb"/>
    </style:style>
    <style:style style:name="gr6" style:family="graphic" style:parent-style-name="standard">
      <style:graphic-properties draw:fill-color="#999999" draw:textarea-horizontal-align="justify" draw:textarea-vertical-align="middle" draw:auto-grow-height="false" fo:min-height="1.754cm" fo:min-width="7.284cm"/>
      <style:paragraph-properties style:writing-mode="lr-tb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1.754cm" fo:min-width="7.294cm"/>
      <style:paragraph-properties style:writing-mode="lr-tb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3.15cm" fo:min-width="7.284cm"/>
      <style:paragraph-properties style:writing-mode="lr-tb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1.35cm" fo:min-width="7.3cm"/>
      <style:paragraph-properties style:writing-mode="lr-tb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1.35cm" fo:min-width="7.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999999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00a933"/>
      <style:paragraph-properties fo:text-align="center" style:writing-mode="lr-tb"/>
    </style:style>
    <style:style style:name="P5" style:family="paragraph">
      <loext:graphic-properties draw:fill-color="#ff0000"/>
      <style:paragraph-properties fo:text-align="center" style:writing-mode="lr-tb"/>
    </style:style>
    <style:style style:name="P6" style:family="paragraph">
      <loext:graphic-properties draw:fill-color="#ffff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cm" svg:height="1.997cm" draw:transform="skewX (-0.000523598775598299) translate (1cm 1cm)">
          <text:p text:style-name="P1">Task Tit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6.6cm" svg:height="11.5cm" svg:x="1.5cm" svg:y="3.6cm">
          <text:p text:style-name="P1">Details for t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5.978cm" svg:height="5.104cm" svg:x="1.816cm" svg:y="4.796cm">
          <text:p text:style-name="P1">Description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062cm" svg:height="1.187cm" svg:x="15.479cm" svg:y="5.1cm">
          <draw:text-box>
            <text:p/>
          </draw:text-box>
        </draw:frame>
        <draw:custom-shape draw:style-name="gr5" draw:text-style-name="P2" draw:layer="layout" svg:width="15.978cm" svg:height="2.004cm" svg:x="1.816cm" svg:y="10.296cm">
          <text:p text:style-name="P1">Due dat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784cm" svg:height="2.004cm" svg:x="1.816cm" svg:y="12.696cm">
          <text:p text:style-name="P1">Time estimat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794cm" svg:height="2.004cm" svg:x="10cm" svg:y="12.696cm">
          <text:p text:style-name="P1">Priority level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.784cm" svg:height="3.4cm" svg:x="1.816cm" svg:y="15.9cm">
          <text:p text:style-name="P1">Work on task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8cm" svg:height="1.6cm" svg:x="10cm" svg:y="17.9cm">
          <text:p text:style-name="P1">Delete task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7.8cm" svg:height="1.6cm" svg:x="10cm" svg:y="15.7cm">
          <text:p text:style-name="P1">Edit task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6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2T09:07:03.907283777</meta:creation-date>
    <dc:date>2020-03-12T09:16:08.089071793</dc:date>
    <meta:editing-duration>PT9M4S</meta:editing-duration>
    <meta:editing-cycles>1</meta:editing-cycles>
    <meta:document-statistic meta:object-count="10"/>
    <meta:generator>LibreOffice/6.3.4.2.0$Linux_X86_64 LibreOffice_project/30$Build-2</meta:generator>
  </office:meta>
</office:document-meta>
</file>